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2.5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STM32 HW</text:p>
          </table:table-cell>
          <table:table-cell table:style-name="ce1" office:value-type="string">
            <text:p>Destination Chip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/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FSMC</text:p>
          </table:table-cell>
          <table:table-cell office:value-type="string">
            <text:p>SRAM A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FSMC</text:p>
          </table:table-cell>
          <table:table-cell office:value-type="string">
            <text:p>SRAM A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FSMC</text:p>
          </table:table-cell>
          <table:table-cell office:value-type="string">
            <text:p>SRAM A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FSMC</text:p>
          </table:table-cell>
          <table:table-cell office:value-type="string">
            <text:p>SRAM A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FSMC</text:p>
          </table:table-cell>
          <table:table-cell office:value-type="string">
            <text:p>SRAM A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FSMC</text:p>
          </table:table-cell>
          <table:table-cell office:value-type="string">
            <text:p>SRAM A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FSMC</text:p>
          </table:table-cell>
          <table:table-cell office:value-type="string">
            <text:p>SRAM A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FSMC</text:p>
          </table:table-cell>
          <table:table-cell office:value-type="string">
            <text:p>SRAM A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FSMC</text:p>
          </table:table-cell>
          <table:table-cell office:value-type="string">
            <text:p>SRAM A8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FSMC</text:p>
          </table:table-cell>
          <table:table-cell office:value-type="string">
            <text:p>SRAM A9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FSMC</text:p>
          </table:table-cell>
          <table:table-cell office:value-type="string">
            <text:p>SRAM A1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FSMC</text:p>
          </table:table-cell>
          <table:table-cell office:value-type="string">
            <text:p>SRAM A1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FSMC</text:p>
          </table:table-cell>
          <table:table-cell office:value-type="string">
            <text:p>SRAM A1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FSMC</text:p>
          </table:table-cell>
          <table:table-cell office:value-type="string">
            <text:p>SRAM A1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FSMC</text:p>
          </table:table-cell>
          <table:table-cell office:value-type="string">
            <text:p>SRAM A1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FSMC</text:p>
          </table:table-cell>
          <table:table-cell office:value-type="string">
            <text:p>SRAM A1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FSMC</text:p>
          </table:table-cell>
          <table:table-cell office:value-type="string">
            <text:p>SRAM A1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D12</text:p>
          </table:table-cell>
          <table:table-cell office:value-type="string">
            <text:p>FSMC</text:p>
          </table:table-cell>
          <table:table-cell office:value-type="string">
            <text:p>SRAM A1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FSMC</text:p>
          </table:table-cell>
          <table:table-cell office:value-type="string">
            <text:p>SRAM D0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FSMC</text:p>
          </table:table-cell>
          <table:table-cell office:value-type="string">
            <text:p>SRAM D1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FSMC</text:p>
          </table:table-cell>
          <table:table-cell office:value-type="string">
            <text:p>SRAM D2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FSMC</text:p>
          </table:table-cell>
          <table:table-cell office:value-type="string">
            <text:p>SRAM D3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FSMC</text:p>
          </table:table-cell>
          <table:table-cell office:value-type="string">
            <text:p>SRAM D4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FSMC</text:p>
          </table:table-cell>
          <table:table-cell office:value-type="string">
            <text:p>SRAM D5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FSMC</text:p>
          </table:table-cell>
          <table:table-cell office:value-type="string">
            <text:p>SRAM D6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FSMC</text:p>
          </table:table-cell>
          <table:table-cell office:value-type="string">
            <text:p>SRAM D7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FSMC</text:p>
          </table:table-cell>
          <table:table-cell office:value-type="string">
            <text:p>SRAM WE#</text:p>
          </table:table-cell>
          <table:table-cell office:value-type="string">
            <text:p>SRAM Write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FSMC</text:p>
          </table:table-cell>
          <table:table-cell office:value-type="string">
            <text:p>SRAM OE#</text:p>
          </table:table-cell>
          <table:table-cell office:value-type="string">
            <text:p>SRAM Output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FSMC</text:p>
          </table:table-cell>
          <table:table-cell office:value-type="string">
            <text:p>SRAM CE#</text:p>
          </table:table-cell>
          <table:table-cell office:value-type="string">
            <text:p>SRAM Chip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SPI_1</text:p>
          </table:table-cell>
          <table:table-cell office:value-type="string">
            <text:p>Serial Flash NSS</text:p>
          </table:table-cell>
          <table:table-cell office:value-type="string">
            <text:p>Bulk Storage SPI NSS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SPI_1</text:p>
          </table:table-cell>
          <table:table-cell office:value-type="string">
            <text:p>Serial Flash SCK</text:p>
          </table:table-cell>
          <table:table-cell office:value-type="string">
            <text:p>Bulk Storage SPI Clock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SPI_1</text:p>
          </table:table-cell>
          <table:table-cell office:value-type="string">
            <text:p>Serial Flash MISO</text:p>
          </table:table-cell>
          <table:table-cell office:value-type="string">
            <text:p>Bulk Storage SPI MISO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SPI_1</text:p>
          </table:table-cell>
          <table:table-cell office:value-type="string">
            <text:p>Serial Flash MOSI</text:p>
          </table:table-cell>
          <table:table-cell office:value-type="string">
            <text:p>Bulk Storage SPI MOSI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USART_1</text:p>
          </table:table-cell>
          <table:table-cell table:style-name="ce2" office:value-type="string">
            <text:p>N/A</text:p>
          </table:table-cell>
          <table:table-cell office:value-type="string">
            <text:p>USART Clock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A9</text:p>
          </table:table-cell>
          <table:table-cell office:value-type="string">
            <text:p>USART_1</text:p>
          </table:table-cell>
          <table:table-cell office:value-type="string">
            <text:p>IHU RXD</text:p>
          </table:table-cell>
          <table:table-cell office:value-type="string">
            <text:p>USART TXD Line (connects to IHU RXD)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A10</text:p>
          </table:table-cell>
          <table:table-cell office:value-type="string">
            <text:p>USART_1</text:p>
          </table:table-cell>
          <table:table-cell office:value-type="string">
            <text:p>IHU TXD</text:p>
          </table:table-cell>
          <table:table-cell office:value-type="string">
            <text:p>USART RXD Line (connects to IHU TXD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A11</text:p>
          </table:table-cell>
          <table:table-cell office:value-type="string">
            <text:p>USART_1</text:p>
          </table:table-cell>
          <table:table-cell table:style-name="ce2" office:value-type="string">
            <text:p>N/A</text:p>
          </table:table-cell>
          <table:table-cell office:value-type="string">
            <text:p>USART C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A12</text:p>
          </table:table-cell>
          <table:table-cell office:value-type="string">
            <text:p>USART_1</text:p>
          </table:table-cell>
          <table:table-cell table:style-name="ce2" office:value-type="string">
            <text:p>N/A</text:p>
          </table:table-cell>
          <table:table-cell office:value-type="string">
            <text:p>USART R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2C_1</text:p>
          </table:table-cell>
          <table:table-cell office:value-type="string">
            <text:p>Camera SIO_C</text:p>
          </table:table-cell>
          <table:table-cell office:value-type="string">
            <text:p>I2C SCL to Camera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2C_1</text:p>
          </table:table-cell>
          <table:table-cell office:value-type="string">
            <text:p>Camera SIO_D</text:p>
          </table:table-cell>
          <table:table-cell office:value-type="string">
            <text:p>I2C SDA to Camera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PC0</text:p>
          </table:table-cell>
          <table:table-cell office:value-type="string">
            <text:p>Camera D0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PC1</text:p>
          </table:table-cell>
          <table:table-cell office:value-type="string">
            <text:p>Camera D1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PC2</text:p>
          </table:table-cell>
          <table:table-cell office:value-type="string">
            <text:p>Camera D2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PC3</text:p>
          </table:table-cell>
          <table:table-cell office:value-type="string">
            <text:p>Camera D3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PF6</text:p>
          </table:table-cell>
          <table:table-cell office:value-type="string">
            <text:p>Camera D4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PF7</text:p>
          </table:table-cell>
          <table:table-cell office:value-type="string">
            <text:p>Camera D5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PF8</text:p>
          </table:table-cell>
          <table:table-cell office:value-type="string">
            <text:p>Camera D6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PF9</text:p>
          </table:table-cell>
          <table:table-cell office:value-type="string">
            <text:p>Camera D7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E2</text:p>
          </table:table-cell>
          <table:table-cell office:value-type="string">
            <text:p>Camera VSYNC</text:p>
          </table:table-cell>
          <table:table-cell office:value-type="string">
            <text:p>Camera Vertical Sync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PE3</text:p>
          </table:table-cell>
          <table:table-cell office:value-type="string">
            <text:p>Camera HREF</text:p>
          </table:table-cell>
          <table:table-cell office:value-type="string">
            <text:p>Camera Horizontal Reference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PE4</text:p>
          </table:table-cell>
          <table:table-cell office:value-type="string">
            <text:p>Camera PCLK</text:p>
          </table:table-cell>
          <table:table-cell office:value-type="string">
            <text:p>Camera Pixel Clock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PE5</text:p>
          </table:table-cell>
          <table:table-cell office:value-type="string">
            <text:p>Camera XCLK</text:p>
          </table:table-cell>
          <table:table-cell office:value-type="string">
            <text:p>Camera Clock Input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PA2</text:p>
          </table:table-cell>
          <table:table-cell office:value-type="string">
            <text:p>Camera RESET</text:p>
          </table:table-cell>
          <table:table-cell office:value-type="string">
            <text:p>Camera Reset Input (reset on low)</text:p>
          </table:table-cell>
          <table:table-cell office:value-type="string">
            <text:p>O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6:05:38</meta:creation-date>
    <meta:generator>LibreOffice/3.5$Linux_X86_64 LibreOffice_project/350m1$Build-2</meta:generator>
    <dc:date>2012-12-20T16:21:04</dc:date>
    <meta:editing-duration>PT10M37S</meta:editing-duration>
    <meta:editing-cycles>7</meta:editing-cycles>
    <meta:document-statistic meta:table-count="3" meta:cell-count="324" meta:object-count="0"/>
  </office:meta>
</office:document-meta>
</file>